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, 'avant garde'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 black" fo:font-size="10pt"/>
    </style:style>
    <style:style style:name="P2" style:family="paragraph" style:parent-style-name="Text_20_body">
      <style:text-properties style:font-name="arial black" fo:font-size="10pt" officeooo:rsid="001e6550" officeooo:paragraph-rsid="001e6550"/>
    </style:style>
    <style:style style:name="P3" style:family="paragraph" style:parent-style-name="Text_20_body">
      <style:text-properties style:font-name="arial" fo:font-size="10pt"/>
    </style:style>
    <style:style style:name="T1" style:family="text">
      <style:text-properties officeooo:rsid="001e6550"/>
    </style:style>
    <style:style style:name="T2" style:family="text">
      <style:text-properties officeooo:rsid="00202207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all the instructions and the first person to complete the <text:span text:style-name="T2">activity will be the winner. He/She will be rewarded. </text:span></text:p>
      <text:p text:style-name="P1"/>
      <text:p text:style-name="P1">INSTRUCTIONS:</text:p>
      <text:p text:style-name="P3">1. Write all of your teams initials at the top right hand corner of this sheet. </text:p>
      <text:p text:style-name="P3">2. Pick one person from your team to write the rest of this sheet on one paper.</text:p>
      <text:p text:style-name="P3">3. Write the total of 3 + 16 + 32 + 64 here: __________________ </text:p>
      <text:p text:style-name="P3">4. Underline instruction 1 above. </text:p>
      <text:p text:style-name="P3">5. Check the time by your watch with that of one of your neighbor's. </text:p>
      <text:p text:style-name="P3">6. Write down the difference in time between the two watches at the foot of this page. </text:p>
      <text:p text:style-name="P3">7. Draw three circles in the left hand margin. </text:p>
      <text:p text:style-name="P3">8. Put a tick in each of the circles mentioned in 6. </text:p>
      <text:p text:style-name="P3">9. Sign your signature at the foot of the page. </text:p>
      <text:p text:style-name="P3">10. On the back of the page, divide 50 by 12.5. </text:p>
      <text:p text:style-name="P3">11. When you get to this point in the test, stand up, then sit down and continue with the next item. </text:p>
      <text:p text:style-name="P3">12. If you have carefully followed all these instructions, call out ‘I have’. </text:p>
      <text:p text:style-name="P3">13. On the reverse of this page, draw quickly what you think an upright bicycle looks like from overhead. </text:p>
      <text:p text:style-name="P3">14. Check your answer to Item 9, multiply it by 5 and write the result in the left hand margin opposite this item. </text:p>
      <text:p text:style-name="P3">15. Write the 5th, 10th, 9th and 20th letters of the alphabet here: ___________________ </text:p>
      <text:p text:style-name="P3">16. Punch three holes with your pen here : o o o </text:p>
      <text:p text:style-name="P3">17. If you think you are the first person to get this far, call out ‘I’m in the lead’. </text:p>
      <text:p text:style-name="P3">18. Underline all the even digits on the left hand side of the page. </text:p>
      <text:p text:style-name="P3">19. Draw triangles round the holes you punched in Item 15. </text:p>
      <text:p text:style-name="P3">20. Now you’ve finished reading all the instructions, obey only 1, 2, 20 &amp; 21.</text:p>
      <text:p text:style-name="P3">21. Stand up and say, “<text:span text:style-name="T1">I am the</text:span> <text:span text:style-name="T1">i</text:span>n the World!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, 'avant garde'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osh Kumar</meta:initial-creator>
    <meta:creation-date>2016-09-02T14:41:24.526244184</meta:creation-date>
    <dc:date>2016-09-02T18:08:20.143063530</dc:date>
    <dc:creator>Santosh Kumar</dc:creator>
    <meta:editing-duration>PT3H14M33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23" meta:word-count="318" meta:character-count="1615" meta:non-whitespace-character-count="1301"/>
  </office:meta>
</office:document-meta>
</file>